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ression compute time" table:style-name="ta1">
        <table:shapes>
          <draw:frame draw:z-index="0" draw:style-name="gr1" draw:text-style-name="P1" svg:width="184.02mm" svg:height="110.43mm" svg:x="3.31mm" svg:y="44.69mm">
            <loext:p draw:notify-on-update-of-ranges="'compression compute time'.B3:'compression compute time'.E3 'compression compute time'.A4:'compression compute time'.A4 'compression compute time'.B4:'compression compute time'.E4 'compression compute time'.B3:'compression compute time'.E3 'compression compute time'.A5:'compression compute time'.A5 'compression compute time'.B5:'compression compute time'.E5 'compression compute time'.B3:'compression compute time'.E3 'compression compute time'.A6:'compression compute time'.A6 'compression compute time'.B6:'compression compute time'.E6 'compression compute time'.B3:'compression compute time'.E3 'compression compute time'.A7:'compression compute time'.A7 'compression compute time'.B7:'compression compute time'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Compute time in second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bimba.obj</text:p>
          </table:table-cell>
          <table:table-cell office:value-type="string" calcext:value-type="string">
            <text:p>norgb_monkey.obj</text:p>
          </table:table-cell>
          <table:table-cell office:value-type="string" calcext:value-type="string">
            <text:p>neptune.obj</text:p>
          </table:table-cell>
          <table:table-cell office:value-type="string" calcext:value-type="string">
            <text:p>happy.obj</text:p>
          </table:table-cell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office:value-type="float" office:value="8857" calcext:value-type="float">
            <text:p>8857</text:p>
          </table:table-cell>
          <table:table-cell office:value-type="float" office:value="50503" calcext:value-type="float">
            <text:p>50503</text:p>
          </table:table-cell>
          <table:table-cell office:value-type="float" office:value="249425" calcext:value-type="float">
            <text:p>249425</text:p>
          </table:table-cell>
          <table:table-cell office:value-type="float" office:value="543652" calcext:value-type="float">
            <text:p>543652</text:p>
          </table:table-cell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office:value-type="float" office:value="0.417669" calcext:value-type="float">
            <text:p>0,417669</text:p>
          </table:table-cell>
          <table:table-cell office:value-type="float" office:value="4.02256" calcext:value-type="float">
            <text:p>4,02256</text:p>
          </table:table-cell>
          <table:table-cell office:value-type="float" office:value="24.8006" calcext:value-type="float">
            <text:p>24,8006</text:p>
          </table:table-cell>
          <table:table-cell office:value-type="float" office:value="57.8668" calcext:value-type="float">
            <text:p>57,8668</text:p>
          </table:table-cell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office:value-type="float" office:value="0.103499" calcext:value-type="float">
            <text:p>0,103499</text:p>
          </table:table-cell>
          <table:table-cell office:value-type="float" office:value="0.703282" calcext:value-type="float">
            <text:p>0,703282</text:p>
          </table:table-cell>
          <table:table-cell office:value-type="float" office:value="4.06106" calcext:value-type="float">
            <text:p>4,06106</text:p>
          </table:table-cell>
          <table:table-cell office:value-type="float" office:value="8.13929" calcext:value-type="float">
            <text:p>8,13929</text:p>
          </table:table-cell>
        </table:table-row>
        <table:table-row table:style-name="ro1">
          <table:table-cell table:style-name="ce2" office:value-type="string" calcext:value-type="string">
            <text:p>LCC</text:p>
          </table:table-cell>
          <table:table-cell office:value-type="float" office:value="0.125524" calcext:value-type="float">
            <text:p>0,125524</text:p>
          </table:table-cell>
          <table:table-cell office:value-type="float" office:value="0.952046" calcext:value-type="float">
            <text:p>0,952046</text:p>
          </table:table-cell>
          <table:table-cell office:value-type="float" office:value="5.68151" calcext:value-type="float">
            <text:p>5,68151</text:p>
          </table:table-cell>
          <table:table-cell office:value-type="float" office:value="11.7385" calcext:value-type="float">
            <text:p>11,7385</text:p>
          </table:table-cell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office:value-type="float" office:value="0.0769158" calcext:value-type="float">
            <text:p>0,0769158</text:p>
          </table:table-cell>
          <table:table-cell office:value-type="float" office:value="0.541938" calcext:value-type="float">
            <text:p>0,541938</text:p>
          </table:table-cell>
          <table:table-cell office:value-type="float" office:value="3.11772" calcext:value-type="float">
            <text:p>3,11772</text:p>
          </table:table-cell>
          <table:table-cell office:value-type="float" office:value="6.62175" calcext:value-type="float">
            <text:p>6,62175</text:p>
          </table:table-cell>
        </table:table-row>
        <table:table-row table:style-name="ro2" table:number-rows-repeated="6">
          <table:table-cell/>
          <table:table-cell table:style-name="ce3" table:number-columns-repeated="4"/>
        </table:table-row>
        <table:table-row table:style-name="ro2">
          <table:table-cell/>
          <table:table-cell table:style-name="ce3" table:number-columns-repeated="4"/>
        </table:table-row>
      </table:table>
      <table:table table:name="compression memory footprint" table:style-name="ta1">
        <table:shapes>
          <draw:frame draw:z-index="0" draw:style-name="gr1" draw:text-style-name="P1" svg:width="184.02mm" svg:height="110.43mm" svg:x="3.31mm" svg:y="44.69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4" table:default-cell-style-name="ce2"/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mpty</text:p>
          </table:table-cell>
          <table:table-cell office:value-type="string" calcext:value-type="string">
            <text:p>bimba.obj</text:p>
          </table:table-cell>
          <table:table-cell office:value-type="string" calcext:value-type="string">
            <text:p>norgb_monkey.obj</text:p>
          </table:table-cell>
          <table:table-cell office:value-type="string" calcext:value-type="string">
            <text:p>neptune.obj</text:p>
          </table:table-cell>
          <table:table-cell office:value-type="string" calcext:value-type="string">
            <text:p>happy.obj</text:p>
          </table:table-cell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857" calcext:value-type="float">
            <text:p>8857</text:p>
          </table:table-cell>
          <table:table-cell office:value-type="float" office:value="50503" calcext:value-type="float">
            <text:p>50503</text:p>
          </table:table-cell>
          <table:table-cell office:value-type="float" office:value="249425" calcext:value-type="float">
            <text:p>249425</text:p>
          </table:table-cell>
          <table:table-cell office:value-type="float" office:value="543652" calcext:value-type="float">
            <text:p>543652</text:p>
          </table:table-cell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table:style-name="ce2" table:formula="of:=39952/1024" office:value-type="float" office:value="39.015625" calcext:value-type="float">
            <text:p>39,015625</text:p>
          </table:table-cell>
          <table:table-cell table:formula="of:=55020/1024" office:value-type="float" office:value="53.73046875" calcext:value-type="float">
            <text:p>53,73046875</text:p>
          </table:table-cell>
          <table:table-cell table:formula="of:=126196/1024" office:value-type="float" office:value="123.23828125" calcext:value-type="float">
            <text:p>123,23828125</text:p>
          </table:table-cell>
          <table:table-cell table:formula="of:=466580/1024" office:value-type="float" office:value="455.64453125" calcext:value-type="float">
            <text:p>455,64453125</text:p>
          </table:table-cell>
          <table:table-cell table:formula="of:=969696/1024" office:value-type="float" office:value="946.96875" calcext:value-type="float">
            <text:p>946,96875</text:p>
          </table:table-cell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table:style-name="ce2" table:formula="of:=39972/1024" office:value-type="float" office:value="39.03515625" calcext:value-type="float">
            <text:p>39,03515625</text:p>
          </table:table-cell>
          <table:table-cell table:formula="of:=46728/1024" office:value-type="float" office:value="45.6328125" calcext:value-type="float">
            <text:p>45,6328125</text:p>
          </table:table-cell>
          <table:table-cell table:formula="of:=79304/1024" office:value-type="float" office:value="77.4453125" calcext:value-type="float">
            <text:p>77,4453125</text:p>
          </table:table-cell>
          <table:table-cell table:formula="of:=210492/1024" office:value-type="float" office:value="205.55859375" calcext:value-type="float">
            <text:p>205,55859375</text:p>
          </table:table-cell>
          <table:table-cell table:formula="of:=462508/1024" office:value-type="float" office:value="451.66796875" calcext:value-type="float">
            <text:p>451,66796875</text:p>
          </table:table-cell>
        </table:table-row>
        <table:table-row table:style-name="ro1">
          <table:table-cell table:style-name="ce2" office:value-type="string" calcext:value-type="string">
            <text:p>LCC</text:p>
          </table:table-cell>
          <table:table-cell table:style-name="ce2" table:formula="of:=39960/1024" office:value-type="float" office:value="39.0234375" calcext:value-type="float">
            <text:p>39,0234375</text:p>
          </table:table-cell>
          <table:table-cell table:formula="of:=48684/1024" office:value-type="float" office:value="47.54296875" calcext:value-type="float">
            <text:p>47,54296875</text:p>
          </table:table-cell>
          <table:table-cell table:formula="of:=88044/1024" office:value-type="float" office:value="85.98046875" calcext:value-type="float">
            <text:p>85,98046875</text:p>
          </table:table-cell>
          <table:table-cell table:formula="of:=274160/1024" office:value-type="float" office:value="267.734375" calcext:value-type="float">
            <text:p>267,734375</text:p>
          </table:table-cell>
          <table:table-cell table:formula="of:=580144/1024" office:value-type="float" office:value="566.546875" calcext:value-type="float">
            <text:p>566,546875</text:p>
          </table:table-cell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table:style-name="ce2" table:formula="of:=44716/1024" office:value-type="float" office:value="43.66796875" calcext:value-type="float">
            <text:p>43,66796875</text:p>
          </table:table-cell>
          <table:table-cell table:formula="of:=52532/1024" office:value-type="float" office:value="51.30078125" calcext:value-type="float">
            <text:p>51,30078125</text:p>
          </table:table-cell>
          <table:table-cell table:formula="of:=84588/1024" office:value-type="float" office:value="82.60546875" calcext:value-type="float">
            <text:p>82,60546875</text:p>
          </table:table-cell>
          <table:table-cell table:formula="of:=268876/1024" office:value-type="float" office:value="262.57421875" calcext:value-type="float">
            <text:p>262,57421875</text:p>
          </table:table-cell>
          <table:table-cell table:formula="of:=535360/1024" office:value-type="float" office:value="522.8125" calcext:value-type="float">
            <text:p>522,8125</text:p>
          </table:table-cell>
        </table:table-row>
        <table:table-row table:style-name="ro2" table:number-rows-repeated="6">
          <table:table-cell table:number-columns-repeated="2"/>
          <table:table-cell table:style-name="ce3" table:number-columns-repeated="4"/>
        </table:table-row>
        <table:table-row table:style-name="ro2">
          <table:table-cell table:number-columns-repeated="2"/>
          <table:table-cell table:style-name="ce3" table:number-columns-repeated="4"/>
        </table:table-row>
      </table:table>
      <table:table table:name="decompression compute time" table:style-name="ta1">
        <table:shapes>
          <draw:frame draw:z-index="0" draw:style-name="gr1" draw:text-style-name="P1" svg:width="184.02mm" svg:height="110.43mm" svg:x="3.31mm" svg:y="44.69mm">
            <loext:p draw:notify-on-update-of-ranges="'decompression compute time'.B3:'decompression compute time'.E3 'decompression compute time'.A4:'decompression compute time'.A4 'decompression compute time'.B4:'decompression compute time'.E4 'decompression compute time'.B3:'decompression compute time'.E3 'decompression compute time'.A5:'decompression compute time'.A5 'decompression compute time'.B5:'decompression compute time'.E5 'decompression compute time'.B3:'decompression compute time'.E3 'decompression compute time'.A6:'decompression compute time'.A6 'decompression compute time'.B6:'decompression compute time'.E6 'decompression compute time'.B3:'decompression compute time'.E3 'decompression compute time'.A7:'decompression compute time'.A7 'decompression compute time'.B7:'decompression compute time'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Compute time in second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bimba.p3d</text:p>
          </table:table-cell>
          <table:table-cell office:value-type="string" calcext:value-type="string">
            <text:p>norgb_monkey.p3d</text:p>
          </table:table-cell>
          <table:table-cell office:value-type="string" calcext:value-type="string">
            <text:p>neptune.p3d</text:p>
          </table:table-cell>
          <table:table-cell office:value-type="string" calcext:value-type="string">
            <text:p>happy.p3d</text:p>
          </table:table-cell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office:value-type="float" office:value="8857" calcext:value-type="float">
            <text:p>8857</text:p>
          </table:table-cell>
          <table:table-cell office:value-type="float" office:value="50503" calcext:value-type="float">
            <text:p>50503</text:p>
          </table:table-cell>
          <table:table-cell office:value-type="float" office:value="249425" calcext:value-type="float">
            <text:p>249425</text:p>
          </table:table-cell>
          <table:table-cell office:value-type="float" office:value="543652" calcext:value-type="float">
            <text:p>543652</text:p>
          </table:table-cell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office:value-type="float" office:value="0.24444" calcext:value-type="float">
            <text:p>0,24444</text:p>
          </table:table-cell>
          <table:table-cell office:value-type="float" office:value="1.96304" calcext:value-type="float">
            <text:p>1,96304</text:p>
          </table:table-cell>
          <table:table-cell office:value-type="float" office:value="9.60521" calcext:value-type="float">
            <text:p>9,60521</text:p>
          </table:table-cell>
          <table:table-cell office:value-type="float" office:value="21.9598" calcext:value-type="float">
            <text:p>21,9598</text:p>
          </table:table-cell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office:value-type="float" office:value="0.0970296" calcext:value-type="float">
            <text:p>0,0970296</text:p>
          </table:table-cell>
          <table:table-cell office:value-type="float" office:value="0.779337" calcext:value-type="float">
            <text:p>0,779337</text:p>
          </table:table-cell>
          <table:table-cell office:value-type="float" office:value="3.54044" calcext:value-type="float">
            <text:p>3,54044</text:p>
          </table:table-cell>
          <table:table-cell office:value-type="float" office:value="7.8186" calcext:value-type="float">
            <text:p>7,8186</text:p>
          </table:table-cell>
        </table:table-row>
        <table:table-row table:style-name="ro1">
          <table:table-cell table:style-name="ce2" office:value-type="string" calcext:value-type="string">
            <text:p>LCC</text:p>
          </table:table-cell>
          <table:table-cell office:value-type="float" office:value="0.107546" calcext:value-type="float">
            <text:p>0,107546</text:p>
          </table:table-cell>
          <table:table-cell office:value-type="float" office:value="1.06758" calcext:value-type="float">
            <text:p>1,06758</text:p>
          </table:table-cell>
          <table:table-cell office:value-type="float" office:value="5.24389" calcext:value-type="float">
            <text:p>5,24389</text:p>
          </table:table-cell>
          <table:table-cell office:value-type="float" office:value="12.2917" calcext:value-type="float">
            <text:p>12,2917</text:p>
          </table:table-cell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office:value-type="float" office:value="0.0698585" calcext:value-type="float">
            <text:p>0,0698585</text:p>
          </table:table-cell>
          <table:table-cell office:value-type="float" office:value="0.473469" calcext:value-type="float">
            <text:p>0,473469</text:p>
          </table:table-cell>
          <table:table-cell office:value-type="float" office:value="1.76156" calcext:value-type="float">
            <text:p>1,76156</text:p>
          </table:table-cell>
          <table:table-cell office:value-type="float" office:value="3.76593" calcext:value-type="float">
            <text:p>3,76593</text:p>
          </table:table-cell>
        </table:table-row>
        <table:table-row table:style-name="ro2" table:number-rows-repeated="6">
          <table:table-cell/>
          <table:table-cell table:style-name="ce3" table:number-columns-repeated="4"/>
        </table:table-row>
        <table:table-row table:style-name="ro2">
          <table:table-cell/>
          <table:table-cell table:style-name="ce3" table:number-columns-repeated="4"/>
        </table:table-row>
      </table:table>
      <table:table table:name="decompression memory footprint" table:style-name="ta1">
        <table:shapes>
          <draw:frame draw:z-index="0" draw:style-name="gr1" draw:text-style-name="P1" svg:width="183.92mm" svg:height="110.54mm" svg:x="4.57mm" svg:y="70.41mm">
            <loext:p draw:notify-on-update-of-ranges="'decompression memory footprint'.A9:'decompression memory footprint'.A9 'decompression memory footprint'.B9:'decompression memory footprint'.F9 'decompression memory footprint'.A10:'decompression memory footprint'.A10 'decompression memory footprint'.B10:'decompression memory footprint'.F10 'decompression memory footprint'.A9:'decompression memory footprint'.A9 'decompression memory footprint'.B9:'decompression memory footprint'.F9 'decompression memory footprint'.A11:'decompression memory footprint'.A11 'decompression memory footprint'.B11:'decompression memory footprint'.F11 'decompression memory footprint'.A9:'decompression memory footprint'.A9 'decompression memory footprint'.B9:'decompression memory footprint'.F9 'decompression memory footprint'.A12:'decompression memory footprint'.A12 'decompression memory footprint'.B12:'decompression memory footprint'.F12 'decompression memory footprint'.A9:'decompression memory footprint'.A9 'decompression memory footprint'.B9:'decompression memory footprint'.F9 'decompression memory footprint'.A13:'decompression memory footprint'.A13 'decompression memory footprint'.B13:'decompression memory footprint'.F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2"/>
        <table:table-row table:style-name="ro3">
          <table:table-cell office:value-type="string" calcext:value-type="string">
            <text:p>K-Byte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imba.p3d</text:p>
          </table:table-cell>
          <table:table-cell office:value-type="string" calcext:value-type="string">
            <text:p>norgb_monkey.p3d</text:p>
          </table:table-cell>
          <table:table-cell office:value-type="string" calcext:value-type="string">
            <text:p>neptune.p3d</text:p>
          </table:table-cell>
          <table:table-cell office:value-type="string" calcext:value-type="string">
            <text:p>happy.p3d</text:p>
          </table:table-cell>
        </table:table-row>
        <table:table-row table:style-name="ro3">
          <table:table-cell office:value-type="string" calcext:value-type="string">
            <text:p>Vertices</text:p>
          </table:table-cell>
          <table:table-cell office:value-type="float" office:value="0" calcext:value-type="float">
            <text:p>0</text:p>
          </table:table-cell>
          <table:table-cell office:value-type="float" office:value="8857" calcext:value-type="float">
            <text:p>8857</text:p>
          </table:table-cell>
          <table:table-cell office:value-type="float" office:value="50503" calcext:value-type="float">
            <text:p>50503</text:p>
          </table:table-cell>
          <table:table-cell office:value-type="float" office:value="249425" calcext:value-type="float">
            <text:p>249425</text:p>
          </table:table-cell>
          <table:table-cell office:value-type="float" office:value="543652" calcext:value-type="float">
            <text:p>543652</text:p>
          </table:table-cell>
        </table:table-row>
        <table:table-row table:style-name="ro3">
          <table:table-cell office:value-type="string" calcext:value-type="string">
            <text:p>Polyhedron</text:p>
          </table:table-cell>
          <table:table-cell office:value-type="float" office:value="39808" calcext:value-type="float">
            <text:p>39808</text:p>
          </table:table-cell>
          <table:table-cell office:value-type="float" office:value="63784" calcext:value-type="float">
            <text:p>63784</text:p>
          </table:table-cell>
          <table:table-cell office:value-type="float" office:value="141568" calcext:value-type="float">
            <text:p>141568</text:p>
          </table:table-cell>
          <table:table-cell office:value-type="float" office:value="442776" calcext:value-type="float">
            <text:p>442776</text:p>
          </table:table-cell>
          <table:table-cell office:value-type="float" office:value="902480" calcext:value-type="float">
            <text:p>902480</text:p>
          </table:table-cell>
        </table:table-row>
        <table:table-row table:style-name="ro3">
          <table:table-cell office:value-type="string" calcext:value-type="string">
            <text:p>Surface_mesh</text:p>
          </table:table-cell>
          <table:table-cell office:value-type="float" office:value="39844" calcext:value-type="float">
            <text:p>39844</text:p>
          </table:table-cell>
          <table:table-cell office:value-type="float" office:value="53764" calcext:value-type="float">
            <text:p>53764</text:p>
          </table:table-cell>
          <table:table-cell office:value-type="float" office:value="77276" calcext:value-type="float">
            <text:p>77276</text:p>
          </table:table-cell>
          <table:table-cell office:value-type="float" office:value="150500" calcext:value-type="float">
            <text:p>150500</text:p>
          </table:table-cell>
          <table:table-cell office:value-type="float" office:value="295616" calcext:value-type="float">
            <text:p>295616</text:p>
          </table:table-cell>
        </table:table-row>
        <table:table-row table:style-name="ro3">
          <table:table-cell office:value-type="string" calcext:value-type="string">
            <text:p>LCC</text:p>
          </table:table-cell>
          <table:table-cell office:value-type="float" office:value="39816" calcext:value-type="float">
            <text:p>39816</text:p>
          </table:table-cell>
          <table:table-cell office:value-type="float" office:value="56500" calcext:value-type="float">
            <text:p>56500</text:p>
          </table:table-cell>
          <table:table-cell office:value-type="float" office:value="90168" calcext:value-type="float">
            <text:p>90168</text:p>
          </table:table-cell>
          <table:table-cell office:value-type="float" office:value="224816" calcext:value-type="float">
            <text:p>224816</text:p>
          </table:table-cell>
          <table:table-cell office:value-type="float" office:value="456244" calcext:value-type="float">
            <text:p>456244</text:p>
          </table:table-cell>
        </table:table-row>
        <table:table-row table:style-name="ro3">
          <table:table-cell office:value-type="string" calcext:value-type="string">
            <text:p>OpenMesh</text:p>
          </table:table-cell>
          <table:table-cell office:value-type="float" office:value="44580" calcext:value-type="float">
            <text:p>44580</text:p>
          </table:table-cell>
          <table:table-cell office:value-type="float" office:value="60976" calcext:value-type="float">
            <text:p>60976</text:p>
          </table:table-cell>
          <table:table-cell office:value-type="float" office:value="90648" calcext:value-type="float">
            <text:p>90648</text:p>
          </table:table-cell>
          <table:table-cell office:value-type="float" office:value="242784" calcext:value-type="float">
            <text:p>242784</text:p>
          </table:table-cell>
          <table:table-cell office:value-type="float" office:value="456860" calcext:value-type="float">
            <text:p>456860</text:p>
          </table:table-cell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-Byte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bimba.p3d</text:p>
          </table:table-cell>
          <table:table-cell office:value-type="string" calcext:value-type="string">
            <text:p>norgb_monkey.p3d</text:p>
          </table:table-cell>
          <table:table-cell office:value-type="string" calcext:value-type="string">
            <text:p>neptune.p3d</text:p>
          </table:table-cell>
          <table:table-cell office:value-type="string" calcext:value-type="string">
            <text:p>happy.p3d</text:p>
          </table:table-cell>
        </table:table-row>
        <table:table-row table:style-name="ro1">
          <table:table-cell office:value-type="string" calcext:value-type="string">
            <text:p>Vertices</text:p>
          </table:table-cell>
          <table:table-cell office:value-type="float" office:value="0" calcext:value-type="float">
            <text:p>0</text:p>
          </table:table-cell>
          <table:table-cell office:value-type="float" office:value="8857" calcext:value-type="float">
            <text:p>8857</text:p>
          </table:table-cell>
          <table:table-cell office:value-type="float" office:value="50503" calcext:value-type="float">
            <text:p>50503</text:p>
          </table:table-cell>
          <table:table-cell office:value-type="float" office:value="249425" calcext:value-type="float">
            <text:p>249425</text:p>
          </table:table-cell>
          <table:table-cell office:value-type="float" office:value="543652" calcext:value-type="float">
            <text:p>543652</text:p>
          </table:table-cell>
        </table:table-row>
        <table:table-row table:style-name="ro1">
          <table:table-cell office:value-type="string" calcext:value-type="string">
            <text:p>Polyhedron</text:p>
          </table:table-cell>
          <table:table-cell table:style-name="ce4" table:formula="of:=[.B3]/1024" office:value-type="float" office:value="38.875" calcext:value-type="float">
            <text:p>38,88</text:p>
          </table:table-cell>
          <table:table-cell table:style-name="ce4" table:formula="of:=[.C3]/1024" office:value-type="float" office:value="62.2890625" calcext:value-type="float">
            <text:p>62,29</text:p>
          </table:table-cell>
          <table:table-cell table:style-name="ce4" table:formula="of:=[.D3]/1024" office:value-type="float" office:value="138.25" calcext:value-type="float">
            <text:p>138,25</text:p>
          </table:table-cell>
          <table:table-cell table:style-name="ce4" table:formula="of:=[.E3]/1024" office:value-type="float" office:value="432.3984375" calcext:value-type="float">
            <text:p>432,40</text:p>
          </table:table-cell>
          <table:table-cell table:style-name="ce4" table:formula="of:=[.F3]/1024" office:value-type="float" office:value="881.328125" calcext:value-type="float">
            <text:p>881,33</text:p>
          </table:table-cell>
        </table:table-row>
        <table:table-row table:style-name="ro1">
          <table:table-cell office:value-type="string" calcext:value-type="string">
            <text:p>Surface_mesh</text:p>
          </table:table-cell>
          <table:table-cell table:style-name="ce4" table:formula="of:=[.B4]/1024" office:value-type="float" office:value="38.91015625" calcext:value-type="float">
            <text:p>38,91</text:p>
          </table:table-cell>
          <table:table-cell table:style-name="ce4" table:formula="of:=[.C4]/1024" office:value-type="float" office:value="52.50390625" calcext:value-type="float">
            <text:p>52,50</text:p>
          </table:table-cell>
          <table:table-cell table:style-name="ce4" table:formula="of:=[.D4]/1024" office:value-type="float" office:value="75.46484375" calcext:value-type="float">
            <text:p>75,46</text:p>
          </table:table-cell>
          <table:table-cell table:style-name="ce4" table:formula="of:=[.E4]/1024" office:value-type="float" office:value="146.97265625" calcext:value-type="float">
            <text:p>146,97</text:p>
          </table:table-cell>
          <table:table-cell table:style-name="ce4" table:formula="of:=[.F4]/1024" office:value-type="float" office:value="288.6875" calcext:value-type="float">
            <text:p>288,69</text:p>
          </table:table-cell>
        </table:table-row>
        <table:table-row table:style-name="ro1">
          <table:table-cell office:value-type="string" calcext:value-type="string">
            <text:p>LCC</text:p>
          </table:table-cell>
          <table:table-cell table:style-name="ce4" table:formula="of:=[.B5]/1024" office:value-type="float" office:value="38.8828125" calcext:value-type="float">
            <text:p>38,88</text:p>
          </table:table-cell>
          <table:table-cell table:style-name="ce4" table:formula="of:=[.C5]/1024" office:value-type="float" office:value="55.17578125" calcext:value-type="float">
            <text:p>55,18</text:p>
          </table:table-cell>
          <table:table-cell table:style-name="ce4" table:formula="of:=[.D5]/1024" office:value-type="float" office:value="88.0546875" calcext:value-type="float">
            <text:p>88,05</text:p>
          </table:table-cell>
          <table:table-cell table:style-name="ce4" table:formula="of:=[.E5]/1024" office:value-type="float" office:value="219.546875" calcext:value-type="float">
            <text:p>219,55</text:p>
          </table:table-cell>
          <table:table-cell table:style-name="ce4" table:formula="of:=[.F5]/1024" office:value-type="float" office:value="445.55078125" calcext:value-type="float">
            <text:p>445,55</text:p>
          </table:table-cell>
        </table:table-row>
        <table:table-row table:style-name="ro1">
          <table:table-cell office:value-type="string" calcext:value-type="string">
            <text:p>OpenMesh</text:p>
          </table:table-cell>
          <table:table-cell table:style-name="ce4" table:formula="of:=[.B6]/1024" office:value-type="float" office:value="43.53515625" calcext:value-type="float">
            <text:p>43,54</text:p>
          </table:table-cell>
          <table:table-cell table:style-name="ce4" table:formula="of:=[.C6]/1024" office:value-type="float" office:value="59.546875" calcext:value-type="float">
            <text:p>59,55</text:p>
          </table:table-cell>
          <table:table-cell table:style-name="ce4" table:formula="of:=[.D6]/1024" office:value-type="float" office:value="88.5234375" calcext:value-type="float">
            <text:p>88,52</text:p>
          </table:table-cell>
          <table:table-cell table:style-name="ce4" table:formula="of:=[.E6]/1024" office:value-type="float" office:value="237.09375" calcext:value-type="float">
            <text:p>237,09</text:p>
          </table:table-cell>
          <table:table-cell table:style-name="ce4" table:formula="of:=[.F6]/1024" office:value-type="float" office:value="446.15234375" calcext:value-type="float">
            <text:p>446,15</text:p>
          </table:table-cell>
        </table:table-row>
        <table:table-row table:style-name="ro2" table:number-rows-repeated="6">
          <table:table-cell table:style-name="ce3" table:number-columns-repeated="6"/>
        </table:table-row>
        <table:table-row table:style-name="ro2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2:41:42.292985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43:03.936274767</meta:creation-date>
    <dc:date>2018-04-04T14:48:46.698243141</dc:date>
    <meta:editing-duration>PT4H12M24S</meta:editing-duration>
    <meta:editing-cycles>21</meta:editing-cycles>
    <meta:generator>LibreOffice/5.1.6.2$Linux_X86_64 LibreOffice_project/10m0$Build-2</meta:generator>
    <meta:document-statistic meta:table-count="4" meta:cell-count="1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3cm" svg:height="11.044cm" xlink:href=".." xlink:type="simple" chart:class="chart:scatter" chart:style-name="ch1">
        <chart:title svg:x="5.559cm" svg:y="0.144cm" chart:style-name="ch2">
          <text:p>Compression-Valence compute time</text:p>
        </chart:title>
        <chart:legend svg:x="1.749cm" svg:y="1.613cm" style:legend-expansion="custom" chartooo:width="3.957cm" chartooo:height="2.092cm" style:legend-expansion-aspect-ratio="1.8914913957935" chart:style-name="ch3"/>
        <chart:plot-area chart:style-name="ch4" table:cell-range-address="'compression compute time'.B3:'compression compute time'.E7 'compression compute time'.A4:'compression compute time'.A7" chart:data-source-has-labels="column" svg:x="0.566cm" svg:y="0.92cm" svg:width="17.77cm" svg:height="9.355cm">
          <chartooo:coordinate-region svg:x="1.187cm" svg:y="1.119cm" svg:width="16.592cm" svg:height="8.509cm"/>
          <chart:axis chart:dimension="x" chart:name="primary-x" chart:style-name="ch5">
            <chart:title svg:x="8.044cm" svg:y="10.484cm" chart:style-name="ch6">
              <text:p>Number of vertices</text:p>
            </chart:title>
          </chart:axis>
          <chart:axis chart:dimension="y" chart:name="primary-y" chart:style-name="ch5">
            <chart:title svg:x="0cm" svg:y="6.289cm" chart:style-name="ch7">
              <text:p>Seconds</text:p>
            </chart:title>
            <chart:grid chart:style-name="ch8" chart:class="major"/>
          </chart:axis>
          <chart:series chart:style-name="ch9" chart:values-cell-range-address="'compression compute time'.B4:'compression compute time'.E4" chart:label-cell-address="'compression compute time'.A4:'compression compute time'.A4" chart:class="chart:scatter">
            <chart:domain table:cell-range-address="'compression compute time'.B3:'compression compute time'.E3"/>
            <chart:data-point chart:repeated="4"/>
          </chart:series>
          <chart:series chart:style-name="ch10" chart:values-cell-range-address="'compression compute time'.B5:'compression compute time'.E5" chart:label-cell-address="'compression compute time'.A5:'compression compute time'.A5" chart:class="chart:scatter">
            <chart:data-point chart:repeated="4"/>
          </chart:series>
          <chart:series chart:style-name="ch11" chart:values-cell-range-address="'compression compute time'.B6:'compression compute time'.E6" chart:label-cell-address="'compression compute time'.A6:'compression compute time'.A6" chart:class="chart:scatter">
            <chart:data-point chart:repeated="4"/>
          </chart:series>
          <chart:series chart:style-name="ch12" chart:values-cell-range-address="'compression compute time'.B7:'compression compute time'.E7" chart:label-cell-address="'compression compute time'.A7:'compression compute time'.A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8857">
                <text:p>8857</text:p>
                <draw:g>
                  <svg:desc>'compression compute time'.B3:'compression compute time'.E3</svg:desc>
                </draw:g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  <draw:g>
                  <svg:desc>'compression compute time'.A4:'compression compute time'.A4</svg:desc>
                </draw:g>
              </table:table-cell>
              <table:table-cell office:value-type="float" office:value="0.417669">
                <text:p>0.417669</text:p>
                <draw:g>
                  <svg:desc>'compression compute time'.B4:'compression compute time'.E4</svg:desc>
                </draw:g>
              </table:table-cell>
              <table:table-cell office:value-type="float" office:value="4.02256">
                <text:p>4.02256</text:p>
              </table:table-cell>
              <table:table-cell office:value-type="float" office:value="24.8006">
                <text:p>24.8006</text:p>
              </table:table-cell>
              <table:table-cell office:value-type="float" office:value="57.8668">
                <text:p>57.8668</text:p>
              </table:table-cell>
            </table:table-row>
            <table:table-row>
              <table:table-cell office:value-type="string">
                <text:p>Surface_mesh</text:p>
                <draw:g>
                  <svg:desc>'compression compute time'.A5:'compression compute time'.A5</svg:desc>
                </draw:g>
              </table:table-cell>
              <table:table-cell office:value-type="float" office:value="0.103499">
                <text:p>0.103499</text:p>
                <draw:g>
                  <svg:desc>'compression compute time'.B5:'compression compute time'.E5</svg:desc>
                </draw:g>
              </table:table-cell>
              <table:table-cell office:value-type="float" office:value="0.703282">
                <text:p>0.703282</text:p>
              </table:table-cell>
              <table:table-cell office:value-type="float" office:value="4.06106">
                <text:p>4.06106</text:p>
              </table:table-cell>
              <table:table-cell office:value-type="float" office:value="8.13929">
                <text:p>8.13929</text:p>
              </table:table-cell>
            </table:table-row>
            <table:table-row>
              <table:table-cell office:value-type="string">
                <text:p>LCC</text:p>
                <draw:g>
                  <svg:desc>'compression compute time'.A6:'compression compute time'.A6</svg:desc>
                </draw:g>
              </table:table-cell>
              <table:table-cell office:value-type="float" office:value="0.125524">
                <text:p>0.125524</text:p>
                <draw:g>
                  <svg:desc>'compression compute time'.B6:'compression compute time'.E6</svg:desc>
                </draw:g>
              </table:table-cell>
              <table:table-cell office:value-type="float" office:value="0.952046">
                <text:p>0.952046</text:p>
              </table:table-cell>
              <table:table-cell office:value-type="float" office:value="5.68151">
                <text:p>5.68151</text:p>
              </table:table-cell>
              <table:table-cell office:value-type="float" office:value="11.7385">
                <text:p>11.7385</text:p>
              </table:table-cell>
            </table:table-row>
            <table:table-row>
              <table:table-cell office:value-type="string">
                <text:p>OpenMesh</text:p>
                <draw:g>
                  <svg:desc>'compression compute time'.A7:'compression compute time'.A7</svg:desc>
                </draw:g>
              </table:table-cell>
              <table:table-cell office:value-type="float" office:value="0.0769158">
                <text:p>0.0769158</text:p>
                <draw:g>
                  <svg:desc>'compression compute time'.B7:'compression compute time'.E7</svg:desc>
                </draw:g>
              </table:table-cell>
              <table:table-cell office:value-type="float" office:value="0.541938">
                <text:p>0.541938</text:p>
              </table:table-cell>
              <table:table-cell office:value-type="float" office:value="3.11772">
                <text:p>3.11772</text:p>
              </table:table-cell>
              <table:table-cell office:value-type="float" office:value="6.62175">
                <text:p>6.62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3cm" svg:height="11.044cm" xlink:href="." xlink:type="simple" chart:class="chart:scatter" chart:style-name="ch1">
        <chart:title svg:x="5.559cm" svg:y="0.147cm" chart:style-name="ch2">
          <text:p>Compression-Valence memory footprint</text:p>
        </chart:title>
        <chart:legend svg:x="1.749cm" svg:y="1.613cm" style:legend-expansion="custom" chartooo:width="3.665cm" chartooo:height="2.092cm" style:legend-expansion-aspect-ratio="1.7519120458891" chart:style-name="ch3"/>
        <chart:plot-area chart:style-name="ch4" chart:data-source-has-labels="both" svg:x="0.352cm" svg:y="0.92cm" svg:width="17.983cm" svg:height="9.354cm">
          <chartooo:coordinate-region svg:x="1.344cm" svg:y="1.119cm" svg:width="16.434cm" svg:height="8.508cm"/>
          <chart:axis chart:dimension="x" chart:name="primary-x" chart:style-name="ch5" chartooo:axis-type="auto">
            <chart:title svg:x="7.936cm" svg:y="10.484cm" chart:style-name="ch6">
              <text:p>Number of vertices</text:p>
            </chart:title>
            <chart:categories table:cell-range-address="local-table.$B$1:.$F$1"/>
          </chart:axis>
          <chart:axis chart:dimension="y" chart:name="primary-y" chart:style-name="ch5">
            <chart:title svg:x="0cm" svg:y="6.183cm" chart:style-name="ch7">
              <text:p>MBytes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</table:table-cell>
              <table:table-cell office:value-type="float" office:value="39.015625">
                <text:p>39.015625</text:p>
              </table:table-cell>
              <table:table-cell office:value-type="float" office:value="53.73046875">
                <text:p>53.73046875</text:p>
              </table:table-cell>
              <table:table-cell office:value-type="float" office:value="123.23828125">
                <text:p>123.23828125</text:p>
              </table:table-cell>
              <table:table-cell office:value-type="float" office:value="455.64453125">
                <text:p>455.64453125</text:p>
              </table:table-cell>
              <table:table-cell office:value-type="float" office:value="946.96875">
                <text:p>946.96875</text:p>
              </table:table-cell>
            </table:table-row>
            <table:table-row>
              <table:table-cell office:value-type="string">
                <text:p>Surface_mesh</text:p>
              </table:table-cell>
              <table:table-cell office:value-type="float" office:value="39.03515625">
                <text:p>39.03515625</text:p>
              </table:table-cell>
              <table:table-cell office:value-type="float" office:value="45.6328125">
                <text:p>45.6328125</text:p>
              </table:table-cell>
              <table:table-cell office:value-type="float" office:value="77.4453125">
                <text:p>77.4453125</text:p>
              </table:table-cell>
              <table:table-cell office:value-type="float" office:value="205.55859375">
                <text:p>205.55859375</text:p>
              </table:table-cell>
              <table:table-cell office:value-type="float" office:value="451.66796875">
                <text:p>451.66796875</text:p>
              </table:table-cell>
            </table:table-row>
            <table:table-row>
              <table:table-cell office:value-type="string">
                <text:p>LCC</text:p>
              </table:table-cell>
              <table:table-cell office:value-type="float" office:value="39.0234375">
                <text:p>39.0234375</text:p>
              </table:table-cell>
              <table:table-cell office:value-type="float" office:value="47.54296875">
                <text:p>47.54296875</text:p>
              </table:table-cell>
              <table:table-cell office:value-type="float" office:value="85.98046875">
                <text:p>85.98046875</text:p>
              </table:table-cell>
              <table:table-cell office:value-type="float" office:value="267.734375">
                <text:p>267.734375</text:p>
              </table:table-cell>
              <table:table-cell office:value-type="float" office:value="566.546875">
                <text:p>566.546875</text:p>
              </table:table-cell>
            </table:table-row>
            <table:table-row>
              <table:table-cell office:value-type="string">
                <text:p>OpenMesh</text:p>
              </table:table-cell>
              <table:table-cell office:value-type="float" office:value="43.66796875">
                <text:p>43.66796875</text:p>
              </table:table-cell>
              <table:table-cell office:value-type="float" office:value="51.30078125">
                <text:p>51.30078125</text:p>
              </table:table-cell>
              <table:table-cell office:value-type="float" office:value="82.60546875">
                <text:p>82.60546875</text:p>
              </table:table-cell>
              <table:table-cell office:value-type="float" office:value="262.57421875">
                <text:p>262.57421875</text:p>
              </table:table-cell>
              <table:table-cell office:value-type="float" office:value="522.8125">
                <text:p>522.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3cm" svg:height="11.044cm" xlink:href=".." xlink:type="simple" chart:class="chart:scatter" chart:style-name="ch1">
        <chart:title svg:x="5.562cm" svg:y="0.145cm" chart:style-name="ch2">
          <text:p>Decompression-Valence compute time</text:p>
        </chart:title>
        <chart:legend svg:x="1.749cm" svg:y="1.613cm" style:legend-expansion="custom" chartooo:width="3.957cm" chartooo:height="2.092cm" style:legend-expansion-aspect-ratio="1.8914913957935" chart:style-name="ch3"/>
        <chart:plot-area chart:style-name="ch4" table:cell-range-address="'decompression compute time'.B3:'decompression compute time'.E7 'decompression compute time'.A4:'decompression compute time'.A7" chart:data-source-has-labels="column" svg:x="0.566cm" svg:y="0.92cm" svg:width="17.77cm" svg:height="9.355cm">
          <chartooo:coordinate-region svg:x="1.187cm" svg:y="1.119cm" svg:width="16.592cm" svg:height="8.509cm"/>
          <chart:axis chart:dimension="x" chart:name="primary-x" chart:style-name="ch5">
            <chart:title svg:x="8.044cm" svg:y="10.484cm" chart:style-name="ch6">
              <text:p>Number of vertices</text:p>
            </chart:title>
          </chart:axis>
          <chart:axis chart:dimension="y" chart:name="primary-y" chart:style-name="ch5">
            <chart:title svg:x="0cm" svg:y="6.289cm" chart:style-name="ch7">
              <text:p>Seconds</text:p>
            </chart:title>
            <chart:grid chart:style-name="ch8" chart:class="major"/>
          </chart:axis>
          <chart:series chart:style-name="ch9" chart:values-cell-range-address="'decompression compute time'.B4:'decompression compute time'.E4" chart:label-cell-address="'decompression compute time'.A4:'decompression compute time'.A4" chart:class="chart:scatter">
            <chart:domain table:cell-range-address="'decompression compute time'.B3:'decompression compute time'.E3"/>
            <chart:data-point chart:repeated="4"/>
          </chart:series>
          <chart:series chart:style-name="ch10" chart:values-cell-range-address="'decompression compute time'.B5:'decompression compute time'.E5" chart:label-cell-address="'decompression compute time'.A5:'decompression compute time'.A5" chart:class="chart:scatter">
            <chart:data-point chart:repeated="4"/>
          </chart:series>
          <chart:series chart:style-name="ch11" chart:values-cell-range-address="'decompression compute time'.B6:'decompression compute time'.E6" chart:label-cell-address="'decompression compute time'.A6:'decompression compute time'.A6" chart:class="chart:scatter">
            <chart:data-point chart:repeated="4"/>
          </chart:series>
          <chart:series chart:style-name="ch12" chart:values-cell-range-address="'decompression compute time'.B7:'decompression compute time'.E7" chart:label-cell-address="'decompression compute time'.A7:'decompression compute time'.A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8857">
                <text:p>8857</text:p>
                <draw:g>
                  <svg:desc>'decompression compute time'.B3:'decompression compute time'.E3</svg:desc>
                </draw:g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  <draw:g>
                  <svg:desc>'decompression compute time'.A4:'decompression compute time'.A4</svg:desc>
                </draw:g>
              </table:table-cell>
              <table:table-cell office:value-type="float" office:value="0.24444">
                <text:p>0.24444</text:p>
                <draw:g>
                  <svg:desc>'decompression compute time'.B4:'decompression compute time'.E4</svg:desc>
                </draw:g>
              </table:table-cell>
              <table:table-cell office:value-type="float" office:value="1.96304">
                <text:p>1.96304</text:p>
              </table:table-cell>
              <table:table-cell office:value-type="float" office:value="9.60521">
                <text:p>9.60521</text:p>
              </table:table-cell>
              <table:table-cell office:value-type="float" office:value="21.9598">
                <text:p>21.9598</text:p>
              </table:table-cell>
            </table:table-row>
            <table:table-row>
              <table:table-cell office:value-type="string">
                <text:p>Surface_mesh</text:p>
                <draw:g>
                  <svg:desc>'decompression compute time'.A5:'decompression compute time'.A5</svg:desc>
                </draw:g>
              </table:table-cell>
              <table:table-cell office:value-type="float" office:value="0.0970296">
                <text:p>0.0970296</text:p>
                <draw:g>
                  <svg:desc>'decompression compute time'.B5:'decompression compute time'.E5</svg:desc>
                </draw:g>
              </table:table-cell>
              <table:table-cell office:value-type="float" office:value="0.779337">
                <text:p>0.779337</text:p>
              </table:table-cell>
              <table:table-cell office:value-type="float" office:value="3.54044">
                <text:p>3.54044</text:p>
              </table:table-cell>
              <table:table-cell office:value-type="float" office:value="7.8186">
                <text:p>7.8186</text:p>
              </table:table-cell>
            </table:table-row>
            <table:table-row>
              <table:table-cell office:value-type="string">
                <text:p>LCC</text:p>
                <draw:g>
                  <svg:desc>'decompression compute time'.A6:'decompression compute time'.A6</svg:desc>
                </draw:g>
              </table:table-cell>
              <table:table-cell office:value-type="float" office:value="0.107546">
                <text:p>0.107546</text:p>
                <draw:g>
                  <svg:desc>'decompression compute time'.B6:'decompression compute time'.E6</svg:desc>
                </draw:g>
              </table:table-cell>
              <table:table-cell office:value-type="float" office:value="1.06758">
                <text:p>1.06758</text:p>
              </table:table-cell>
              <table:table-cell office:value-type="float" office:value="5.24389">
                <text:p>5.24389</text:p>
              </table:table-cell>
              <table:table-cell office:value-type="float" office:value="12.2917">
                <text:p>12.2917</text:p>
              </table:table-cell>
            </table:table-row>
            <table:table-row>
              <table:table-cell office:value-type="string">
                <text:p>OpenMesh</text:p>
                <draw:g>
                  <svg:desc>'decompression compute time'.A7:'decompression compute time'.A7</svg:desc>
                </draw:g>
              </table:table-cell>
              <table:table-cell office:value-type="float" office:value="0.0698585">
                <text:p>0.0698585</text:p>
                <draw:g>
                  <svg:desc>'decompression compute time'.B7:'decompression compute time'.E7</svg:desc>
                </draw:g>
              </table:table-cell>
              <table:table-cell office:value-type="float" office:value="0.473469">
                <text:p>0.473469</text:p>
              </table:table-cell>
              <table:table-cell office:value-type="float" office:value="1.76156">
                <text:p>1.76156</text:p>
              </table:table-cell>
              <table:table-cell office:value-type="float" office:value="3.76593">
                <text:p>3.765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93cm" svg:height="11.055cm" xlink:href=".." xlink:type="simple" chart:class="chart:scatter" chart:style-name="ch1">
        <chart:title svg:x="5.559cm" svg:y="0.147cm" chart:style-name="ch2">
          <text:p>Decompression-Valence memory footprint</text:p>
        </chart:title>
        <chart:legend svg:x="2.476cm" svg:y="1.547cm" style:legend-expansion="custom" chartooo:width="4.49cm" chartooo:height="2.094cm" style:legend-expansion-aspect-ratio="2.14422158548233" chart:style-name="ch3"/>
        <chart:plot-area chart:style-name="ch4" table:cell-range-address="'decompression memory footprint'.A9:'decompression memory footprint'.F13" chart:data-source-has-labels="column" svg:x="0.649cm" svg:y="0.921cm" svg:width="17.675cm" svg:height="9.362cm">
          <chartooo:coordinate-region svg:x="2.117cm" svg:y="1.12cm" svg:width="15.65cm" svg:height="8.516cm"/>
          <chart:axis chart:dimension="x" chart:name="primary-x" chart:style-name="ch5">
            <chart:title svg:x="8.079cm" svg:y="10.495cm" chart:style-name="ch6">
              <text:p>Number of vertices</text:p>
            </chart:title>
          </chart:axis>
          <chart:axis chart:dimension="y" chart:name="primary-y" chart:style-name="ch7">
            <chart:title svg:x="0cm" svg:y="6.188cm" chart:style-name="ch8">
              <text:p>MBytes</text:p>
            </chart:title>
            <chart:grid chart:style-name="ch9" chart:class="major"/>
          </chart:axis>
          <chart:series chart:style-name="ch10" chart:values-cell-range-address="'decompression memory footprint'.B10:'decompression memory footprint'.F10" chart:label-cell-address="'decompression memory footprint'.A10:'decompression memory footprint'.A10" chart:class="chart:scatter">
            <chart:domain table:cell-range-address="'decompression memory footprint'.B9:'decompression memory footprint'.F9"/>
            <chart:data-point chart:repeated="5"/>
          </chart:series>
          <chart:series chart:style-name="ch11" chart:values-cell-range-address="'decompression memory footprint'.B11:'decompression memory footprint'.F11" chart:label-cell-address="'decompression memory footprint'.A11:'decompression memory footprint'.A11" chart:class="chart:scatter">
            <chart:data-point chart:repeated="5"/>
          </chart:series>
          <chart:series chart:style-name="ch12" chart:values-cell-range-address="'decompression memory footprint'.B12:'decompression memory footprint'.F12" chart:label-cell-address="'decompression memory footprint'.A12:'decompression memory footprint'.A12" chart:class="chart:scatter">
            <chart:data-point chart:repeated="5"/>
          </chart:series>
          <chart:series chart:style-name="ch13" chart:values-cell-range-address="'decompression memory footprint'.B13:'decompression memory footprint'.F13" chart:label-cell-address="'decompression memory footprint'.A13:'decompression memory footprint'.A1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ecompression memory footprint'.B9:'decompression memory footprint'.F9</svg:desc>
                </draw:g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  <draw:g>
                  <svg:desc>'decompression memory footprint'.A10:'decompression memory footprint'.A10</svg:desc>
                </draw:g>
              </table:table-cell>
              <table:table-cell office:value-type="float" office:value="38.875">
                <text:p>38.875</text:p>
                <draw:g>
                  <svg:desc>'decompression memory footprint'.B10:'decompression memory footprint'.F10</svg:desc>
                </draw:g>
              </table:table-cell>
              <table:table-cell office:value-type="float" office:value="62.2890625">
                <text:p>62.2890625</text:p>
              </table:table-cell>
              <table:table-cell office:value-type="float" office:value="138.25">
                <text:p>138.25</text:p>
              </table:table-cell>
              <table:table-cell office:value-type="float" office:value="432.3984375">
                <text:p>432.3984375</text:p>
              </table:table-cell>
              <table:table-cell office:value-type="float" office:value="881.328125">
                <text:p>881.328125</text:p>
              </table:table-cell>
            </table:table-row>
            <table:table-row>
              <table:table-cell office:value-type="string">
                <text:p>Surface_mesh</text:p>
                <draw:g>
                  <svg:desc>'decompression memory footprint'.A11:'decompression memory footprint'.A11</svg:desc>
                </draw:g>
              </table:table-cell>
              <table:table-cell office:value-type="float" office:value="38.91015625">
                <text:p>38.91015625</text:p>
                <draw:g>
                  <svg:desc>'decompression memory footprint'.B11:'decompression memory footprint'.F11</svg:desc>
                </draw:g>
              </table:table-cell>
              <table:table-cell office:value-type="float" office:value="52.50390625">
                <text:p>52.50390625</text:p>
              </table:table-cell>
              <table:table-cell office:value-type="float" office:value="75.46484375">
                <text:p>75.46484375</text:p>
              </table:table-cell>
              <table:table-cell office:value-type="float" office:value="146.97265625">
                <text:p>146.97265625</text:p>
              </table:table-cell>
              <table:table-cell office:value-type="float" office:value="288.6875">
                <text:p>288.6875</text:p>
              </table:table-cell>
            </table:table-row>
            <table:table-row>
              <table:table-cell office:value-type="string">
                <text:p>LCC</text:p>
                <draw:g>
                  <svg:desc>'decompression memory footprint'.A12:'decompression memory footprint'.A12</svg:desc>
                </draw:g>
              </table:table-cell>
              <table:table-cell office:value-type="float" office:value="38.8828125">
                <text:p>38.8828125</text:p>
                <draw:g>
                  <svg:desc>'decompression memory footprint'.B12:'decompression memory footprint'.F12</svg:desc>
                </draw:g>
              </table:table-cell>
              <table:table-cell office:value-type="float" office:value="55.17578125">
                <text:p>55.17578125</text:p>
              </table:table-cell>
              <table:table-cell office:value-type="float" office:value="88.0546875">
                <text:p>88.0546875</text:p>
              </table:table-cell>
              <table:table-cell office:value-type="float" office:value="219.546875">
                <text:p>219.546875</text:p>
              </table:table-cell>
              <table:table-cell office:value-type="float" office:value="445.55078125">
                <text:p>445.55078125</text:p>
              </table:table-cell>
            </table:table-row>
            <table:table-row>
              <table:table-cell office:value-type="string">
                <text:p>OpenMesh</text:p>
                <draw:g>
                  <svg:desc>'decompression memory footprint'.A13:'decompression memory footprint'.A13</svg:desc>
                </draw:g>
              </table:table-cell>
              <table:table-cell office:value-type="float" office:value="43.53515625">
                <text:p>43.53515625</text:p>
                <draw:g>
                  <svg:desc>'decompression memory footprint'.B13:'decompression memory footprint'.F13</svg:desc>
                </draw:g>
              </table:table-cell>
              <table:table-cell office:value-type="float" office:value="59.546875">
                <text:p>59.546875</text:p>
              </table:table-cell>
              <table:table-cell office:value-type="float" office:value="88.5234375">
                <text:p>88.5234375</text:p>
              </table:table-cell>
              <table:table-cell office:value-type="float" office:value="237.09375">
                <text:p>237.09375</text:p>
              </table:table-cell>
              <table:table-cell office:value-type="float" office:value="446.15234375">
                <text:p>446.152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